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4f4" officeooo:paragraph-rsid="001634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hhhv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31:38.687803550</meta:creation-date>
    <dc:date>2023-09-10T00:31:51.742534391</dc:date>
    <meta:editing-duration>PT1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